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561cm"/>
    </style:style>
    <style:style style:name="Tabela1.B" style:family="table-column">
      <style:table-column-properties style:column-width="7.008cm"/>
    </style:style>
    <style:style style:name="Tabela1.C" style:family="table-column">
      <style:table-column-properties style:column-width="7.431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3.7cm" table:align="left"/>
    </style:style>
    <style:style style:name="Tabela2.A" style:family="table-column">
      <style:table-column-properties style:column-width="0.967cm"/>
    </style:style>
    <style:style style:name="Tabela2.B" style:family="table-column">
      <style:table-column-properties style:column-width="7.105cm"/>
    </style:style>
    <style:style style:name="Tabela2.C" style:family="table-column">
      <style:table-column-properties style:column-width="5.629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6.863cm" table:align="left"/>
    </style:style>
    <style:style style:name="Tabela3.A" style:family="table-column">
      <style:table-column-properties style:column-width="2.436cm"/>
    </style:style>
    <style:style style:name="Tabela3.B" style:family="table-column">
      <style:table-column-properties style:column-width="4.099cm"/>
    </style:style>
    <style:style style:name="Tabela3.C" style:family="table-column">
      <style:table-column-properties style:column-width="10.328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6.912cm" table:align="left"/>
    </style:style>
    <style:style style:name="Tabela4.A" style:family="table-column">
      <style:table-column-properties style:column-width="14.118cm"/>
    </style:style>
    <style:style style:name="Tabela4.B" style:family="table-column">
      <style:table-column-properties style:column-width="2.794cm"/>
    </style:style>
    <style:style style:name="Tabela4.A1" style:family="table-cell">
      <style:table-cell-properties style:vertical-align="middle" fo:padding="0.049cm" fo:border="none"/>
    </style:style>
    <style:style style:name="P1" style:family="paragraph" style:parent-style-name="Table_20_Heading">
      <style:text-properties fo:font-size="2pt" style:font-size-asian="2pt" style:font-size-complex="2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XCP-ng vs Proxmox VE – szybki podgląd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Aspekt</text:p>
            </table:table-cell>
            <table:table-cell table:style-name="Tabela1.A1" office:value-type="string">
              <text:p text:style-name="Table_20_Heading"><text:span text:style-name="Strong_20_Emphasis">XCP-ng 8.3 LTS</text:span></text:p>
            </table:table-cell>
            <table:table-cell table:style-name="Tabela1.A1" office:value-type="string">
              <text:p text:style-name="Table_20_Heading"><text:span text:style-name="Strong_20_Emphasis">Proxmox VE 8.4</text:span></text:p>
            </table:table-cell>
          </table:table-row>
        </table:table-header-rows>
        <table:table-row>
          <table:table-cell table:style-name="Tabela1.A1" office:value-type="string">
            <text:p text:style-name="Table_20_Contents">Ostatnie stabilne wydanie</text:p>
          </table:table-cell>
          <table:table-cell table:style-name="Tabela1.A1" office:value-type="string">
            <text:p text:style-name="Table_20_Contents">16 VI 2025 – 8.3 przechodzi na model <text:span text:style-name="Strong_20_Emphasis">LTS</text:span> (wsparcie do XI 2028) <text:a xlink:type="simple" xlink:href="https://docs.xcp-ng.org/releases/release-8-3/?utm_source=chatgpt.com" office:target-frame-name="_blank" xlink:show="new" text:style-name="Internet_20_link" text:visited-style-name="Visited_20_Internet_20_Link">docs.xcp-ng.org</text:a></text:p>
          </table:table-cell>
          <table:table-cell table:style-name="Tabela1.A1" office:value-type="string">
            <text:p text:style-name="Table_20_Contents">09 IV 2025 – 8.4 ISO z kernelem 6.8; opt-in 6.14 <text:a xlink:type="simple" xlink:href="https://www.proxmox.com/en/about/company-details/press-releases/proxmox-virtual-environment-8-4?utm_source=chatgpt.com" office:target-frame-name="_blank" xlink:show="new" text:style-name="Internet_20_link" text:visited-style-name="Visited_20_Internet_20_Link">proxmox.com</text:a><text:a xlink:type="simple" xlink:href="https://pve.proxmox.com/wiki/Roadmap?utm_source=chatgpt.com" office:target-frame-name="_blank" xlink:show="new" text:style-name="Internet_20_link" text:visited-style-name="Visited_20_Internet_20_Link">pve.proxmox.com</text:a></text:p>
          </table:table-cell>
        </table:table-row>
        <table:table-row>
          <table:table-cell table:style-name="Tabela1.A1" office:value-type="string">
            <text:p text:style-name="Table_20_Contents">Silnik wirtualizacji</text:p>
          </table:table-cell>
          <table:table-cell table:style-name="Tabela1.A1" office:value-type="string">
            <text:p text:style-name="Table_20_Contents"><text:span text:style-name="Strong_20_Emphasis">Xen</text:span> (type-1 micro-kernel + dom0) <text:a xlink:type="simple" xlink:href="https://wiki.xen.org/wiki/Xen_Project_Software_Overview?utm_source=chatgpt.com" office:target-frame-name="_blank" xlink:show="new" text:style-name="Internet_20_link" text:visited-style-name="Visited_20_Internet_20_Link">wiki.xen.org</text:a></text:p>
          </table:table-cell>
          <table:table-cell table:style-name="Tabela1.A1" office:value-type="string">
            <text:p text:style-name="Table_20_Contents"><text:span text:style-name="Strong_20_Emphasis">KVM/QEMU</text:span> w jądrze Linuksa + LXC kontenery <text:a xlink:type="simple" xlink:href="https://pve.proxmox.com/pve-docs/pve-admin-guide.html?utm_source=chatgpt.com" office:target-frame-name="_blank" xlink:show="new" text:style-name="Internet_20_link" text:visited-style-name="Visited_20_Internet_20_Link">pve.proxmox.com</text:a><text:a xlink:type="simple" xlink:href="https://pve.proxmox.com/?utm_source=chatgpt.com" office:target-frame-name="_blank" xlink:show="new" text:style-name="Internet_20_link" text:visited-style-name="Visited_20_Internet_20_Link">pve.proxmox.com</text:a></text:p>
          </table:table-cell>
        </table:table-row>
        <table:table-row>
          <table:table-cell table:style-name="Tabela1.A1" office:value-type="string">
            <text:p text:style-name="Table_20_Contents">Kontenery</text:p>
          </table:table-cell>
          <table:table-cell table:style-name="Tabela1.A1" office:value-type="string">
            <text:p text:style-name="Table_20_Contents">brak natywnych; tylko wewnątrz VM</text:p>
          </table:table-cell>
          <table:table-cell table:style-name="Tabela1.A1" office:value-type="string">
            <text:p text:style-name="Table_20_Contents">LXC w tym samym GUI/storage, snapshoty itd. <text:a xlink:type="simple" xlink:href="https://pve.proxmox.com/pve-docs/chapter-pve-gui.html?utm_source=chatgpt.com" office:target-frame-name="_blank" xlink:show="new" text:style-name="Internet_20_link" text:visited-style-name="Visited_20_Internet_20_Link">pve.proxmox.com</text:a></text:p>
          </table:table-cell>
        </table:table-row>
        <table:table-row>
          <table:table-cell table:style-name="Tabela1.A1" office:value-type="string">
            <text:p text:style-name="Table_20_Contents">GUI i API</text:p>
          </table:table-cell>
          <table:table-cell table:style-name="Tabela1.A1" office:value-type="string">
            <text:p text:style-name="Table_20_Contents">XAPI + <text:span text:style-name="Strong_20_Emphasis">Xen Orchestra</text:span> (oddzielna maszyna lub appliance) <text:a xlink:type="simple" xlink:href="https://xcp-ng.org/?utm_source=chatgpt.com" office:target-frame-name="_blank" xlink:show="new" text:style-name="Internet_20_link" text:visited-style-name="Visited_20_Internet_20_Link">xcp-ng.org</text:a></text:p>
          </table:table-cell>
          <table:table-cell table:style-name="Tabela1.A1" office:value-type="string">
            <text:p text:style-name="Table_20_Contents">Web-GUI pveproxy w każdym hoście; REST API w standardzie <text:a xlink:type="simple" xlink:href="https://pve.proxmox.com/pve-docs/chapter-pve-gui.html?utm_source=chatgpt.com" office:target-frame-name="_blank" xlink:show="new" text:style-name="Internet_20_link" text:visited-style-name="Visited_20_Internet_20_Link">pve.proxmox.com</text:a></text:p>
          </table:table-cell>
        </table:table-row>
        <table:table-row>
          <table:table-cell table:style-name="Tabela1.A1" office:value-type="string">
            <text:p text:style-name="Table_20_Contents">Cluster &amp; HA</text:p>
          </table:table-cell>
          <table:table-cell table:style-name="Tabela1.A1" office:value-type="string">
            <text:p text:style-name="Table_20_Contents">heartbeat XAPI, ≤ 64 hostów /pool <text:a xlink:type="simple" xlink:href="https://xcp-ng.org/blog/2018/08/10/xcp-ng-7-5/?utm_source=chatgpt.com" office:target-frame-name="_blank" xlink:show="new" text:style-name="Internet_20_link" text:visited-style-name="Visited_20_Internet_20_Link">xcp-ng.org</text:a></text:p>
          </table:table-cell>
          <table:table-cell table:style-name="Tabela1.A1" office:value-type="string">
            <text:p text:style-name="Table_20_Contents">Corosync/pmxcfs; brak twardego limitu – w praktyce &gt;50 hostów możliwe <text:a xlink:type="simple" xlink:href="https://pve.proxmox.com/pve-docs-6/chapter-pvecm.html?utm_source=chatgpt.com" office:target-frame-name="_blank" xlink:show="new" text:style-name="Internet_20_link" text:visited-style-name="Visited_20_Internet_20_Link">pve.proxmox.com</text:a></text:p>
          </table:table-cell>
        </table:table-row>
        <table:table-row>
          <table:table-cell table:style-name="Tabela1.A1" office:value-type="string">
            <text:p text:style-name="Table_20_Contents">Backup</text:p>
          </table:table-cell>
          <table:table-cell table:style-name="Tabela1.A1" office:value-type="string">
            <text:p text:style-name="Table_20_Contents">Delta-backup &amp; Continuous Replication w Xen Orchestra <text:a xlink:type="simple" xlink:href="https://xen-orchestra.com/blog/better-faster-and-stronger-backups/?utm_source=chatgpt.com" office:target-frame-name="_blank" xlink:show="new" text:style-name="Internet_20_link" text:visited-style-name="Visited_20_Internet_20_Link">xen-orchestra.com</text:a></text:p>
          </table:table-cell>
          <table:table-cell table:style-name="Tabela1.A1" office:value-type="string">
            <text:p text:style-name="Table_20_Contents"><text:span text:style-name="Strong_20_Emphasis">Proxmox Backup Server</text:span> – blokowa deduplikacja + szyfrowanie <text:a xlink:type="simple" xlink:href="https://www.proxmox.com/en/products/proxmox-backup-server/features?utm_source=chatgpt.com" office:target-frame-name="_blank" xlink:show="new" text:style-name="Internet_20_link" text:visited-style-name="Visited_20_Internet_20_Link">proxmox.com</text:a></text:p>
          </table:table-cell>
        </table:table-row>
        <table:table-row>
          <table:table-cell table:style-name="Tabela1.A1" office:value-type="string">
            <text:p text:style-name="Table_20_Contents">Storage natywny</text:p>
          </table:table-cell>
          <table:table-cell table:style-name="Tabela1.A1" office:value-type="string">
            <text:p text:style-name="Table_20_Contents">EXT, LVM-thin, ZFS-over-iSCSI, Ceph-RBD, <text:span text:style-name="Strong_20_Emphasis">XOSTOR</text:span> (LINSTOR/DRBD) <text:a xlink:type="simple" xlink:href="https://docs.xcp-ng.org/storage/?utm_source=chatgpt.com" office:target-frame-name="_blank" xlink:show="new" text:style-name="Internet_20_link" text:visited-style-name="Visited_20_Internet_20_Link">docs.xcp-ng.org</text:a><text:a xlink:type="simple" xlink:href="https://docs.xcp-ng.org/xostor/?utm_source=chatgpt.com" office:target-frame-name="_blank" xlink:show="new" text:style-name="Internet_20_link" text:visited-style-name="Visited_20_Internet_20_Link">docs.xcp-ng.org</text:a></text:p>
          </table:table-cell>
          <table:table-cell table:style-name="Tabela1.A1" office:value-type="string">
            <text:p text:style-name="Table_20_Contents">ZFS (instalator), LVM-thin, Ceph wizard, Btrfs-preview <text:a xlink:type="simple" xlink:href="https://pve.proxmox.com/wiki/ZFS_on_Linux?utm_source=chatgpt.com" office:target-frame-name="_blank" xlink:show="new" text:style-name="Internet_20_link" text:visited-style-name="Visited_20_Internet_20_Link">pve.proxmox.com</text:a><text:a xlink:type="simple" xlink:href="https://pve.proxmox.com/wiki/Deploy_Hyper-Converged_Ceph_Cluster?utm_source=chatgpt.com" office:target-frame-name="_blank" xlink:show="new" text:style-name="Internet_20_link" text:visited-style-name="Visited_20_Internet_20_Link">pve.proxmox.com</text:a></text:p>
          </table:table-cell>
        </table:table-row>
        <table:table-row>
          <table:table-cell table:style-name="Tabela1.A1" office:value-type="string">
            <text:p text:style-name="Table_20_Contents">Licencja</text:p>
          </table:table-cell>
          <table:table-cell table:style-name="Tabela1.A1" office:value-type="string">
            <text:p text:style-name="Table_20_Contents">100 % FLOSS (GPL/BSD miks) <text:a xlink:type="simple" xlink:href="https://docs.xcp-ng.org/project/licenses/?utm_source=chatgpt.com" office:target-frame-name="_blank" xlink:show="new" text:style-name="Internet_20_link" text:visited-style-name="Visited_20_Internet_20_Link">docs.xcp-ng.org</text:a></text:p>
          </table:table-cell>
          <table:table-cell table:style-name="Tabela1.A1" office:value-type="string">
            <text:p text:style-name="Table_20_Contents">AGPL v3, pełna funkcjonalność też bez subskrypcji <text:a xlink:type="simple" xlink:href="https://pve.proxmox.com/?utm_source=chatgpt.com" office:target-frame-name="_blank" xlink:show="new" text:style-name="Internet_20_link" text:visited-style-name="Visited_20_Internet_20_Link">pve.proxmox.com</text:a></text:p>
          </table:table-cell>
        </table:table-row>
        <table:table-row>
          <table:table-cell table:style-name="Tabela1.A1" office:value-type="string">
            <text:p text:style-name="Table_20_Contents">Wsparcie komercyjne</text:p>
          </table:table-cell>
          <table:table-cell table:style-name="Tabela1.A1" office:value-type="string">
            <text:p text:style-name="Table_20_Contents">plany Vates (Essentials → 24×7)</text:p>
          </table:table-cell>
          <table:table-cell table:style-name="Tabela1.A1" office:value-type="string">
            <text:p text:style-name="Table_20_Contents">subskrypcje repo/SLA, opcjonalne</text:p>
          </table:table-cell>
        </table:table-row>
        <table:table-row>
          <table:table-cell table:style-name="Tabela1.A1" office:value-type="string">
            <text:p text:style-name="Table_20_Contents">Dla kogo?</text:p>
          </table:table-cell>
          <table:table-cell table:style-name="Tabela1.A1" office:value-type="string">
            <text:p text:style-name="Table_20_Contents">następca Citrix XenServer, środowiska z podwyższoną izolacją</text:p>
          </table:table-cell>
          <table:table-cell table:style-name="Tabela1.A1" office:value-type="string">
            <text:p text:style-name="Table_20_Contents">jedna platforma VM + kontenery, HCI z Ceph/ZFS</text:p>
          </table:table-cell>
        </table:table-row>
      </table:table>
      <text:p text:style-name="Standard"/>
      <text:p text:style-name="Standard"/>
      <text:h text:style-name="Heading_20_2" text:outline-level="2">1. Silnik wirtualizacji i kontenery</text:h>
      <text:list text:style-name="L1">
        <text:list-item>
          <text:p text:style-name="P2"><text:span text:style-name="Strong_20_Emphasis">XCP-ng</text:span> ładuje minimalistyczny hypervisor Xen w pierścieniu -1/0; sprzętem zarządza osobna maszyna <text:span text:style-name="Strong_20_Emphasis">dom0</text:span>. Dzięki temu awaria sterownika nie kładzie całego hosta, ale trudniej „doinstalować” własne moduły do dom0. <text:a xlink:type="simple" xlink:href="https://wiki.xen.org/wiki/Xen_Project_Software_Overview?utm_source=chatgpt.com" office:target-frame-name="_blank" xlink:show="new" text:style-name="Internet_20_link" text:visited-style-name="Visited_20_Internet_20_Link">wiki.xen.org</text:a></text:p>
        </text:list-item>
        <text:list-item>
          <text:p text:style-name="P2"><text:span text:style-name="Strong_20_Emphasis">Proxmox</text:span> używa jądra Linuksa – hypervisor = kernel; to ułatwia dostęp do sterowników, a dodatkowo w tym samym panelu obsługuje <text:span text:style-name="Strong_20_Emphasis">LXC</text:span> do lekkich kontenerów. <text:a xlink:type="simple" xlink:href="https://pve.proxmox.com/pve-docs/pve-admin-guide.html?utm_source=chatgpt.com" office:target-frame-name="_blank" xlink:show="new" text:style-name="Internet_20_link" text:visited-style-name="Visited_20_Internet_20_Link">pve.proxmox.com</text:a><text:a xlink:type="simple" xlink:href="https://pve.proxmox.com/pve-docs/chapter-pve-gui.html?utm_source=chatgpt.com" office:target-frame-name="_blank" xlink:show="new" text:style-name="Internet_20_link" text:visited-style-name="Visited_20_Internet_20_Link">pve.proxmox.com</text:a></text:p>
        </text:list-item>
      </text:list>
      <text:p text:style-name="Standard"/>
      <text:h text:style-name="Heading_20_2" text:outline-level="2">2. Instalacja i system bazowy</text:h>
      <text:list text:style-name="L2">
        <text:list-item>
          <text:p text:style-name="P3">XCP-ng 8.3 nadal opiera dom0 na gałęzi CentOS 7 ze własnymi backportami, ale LTS oznacza 5 lat poprawek bezpieczeństwa. <text:a xlink:type="simple" xlink:href="https://docs.xcp-ng.org/releases/release-8-3/?utm_source=chatgpt.com" office:target-frame-name="_blank" xlink:show="new" text:style-name="Internet_20_link" text:visited-style-name="Visited_20_Internet_20_Link">docs.xcp-ng.org</text:a></text:p>
        </text:list-item>
        <text:list-item>
          <text:p text:style-name="P3">Proxmox VE 8.4 bazuje na Debian 12.10, dostarczając kernel 6.8 i opcjonalny 6.14 plus rolling-update’y przez APT-repo. <text:a xlink:type="simple" xlink:href="https://pve.proxmox.com/wiki/Roadmap?utm_source=chatgpt.com" office:target-frame-name="_blank" xlink:show="new" text:style-name="Internet_20_link" text:visited-style-name="Visited_20_Internet_20_Link">pve.proxmox.com</text:a></text:p>
        </text:list-item>
      </text:list>
      <text:h text:style-name="Heading_20_2" text:outline-level="2"><text:soft-page-break/>3. Zarządzanie</text:h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P1"/>
            </table:table-cell>
            <table:table-cell table:style-name="Tabela2.A1" office:value-type="string">
              <text:p text:style-name="Table_20_Heading"><text:span text:style-name="Strong_20_Emphasis">XCP-ng</text:span></text:p>
            </table:table-cell>
            <table:table-cell table:style-name="Tabela2.A1" office:value-type="string">
              <text:p text:style-name="Table_20_Heading"><text:span text:style-name="Strong_20_Emphasis">Proxmox</text:span></text:p>
            </table:table-cell>
          </table:table-row>
        </table:table-header-rows>
        <table:table-row>
          <table:table-cell table:style-name="Tabela2.A1" office:value-type="string">
            <text:p text:style-name="Table_20_Contents">CLI</text:p>
          </table:table-cell>
          <table:table-cell table:style-name="Tabela2.A1" office:value-type="string">
            <text:p text:style-name="Table_20_Contents"><text:span text:style-name="Source_20_Text">xe</text:span>, <text:span text:style-name="Source_20_Text">xensource-​inventory</text:span></text:p>
          </table:table-cell>
          <table:table-cell table:style-name="Tabela2.A1" office:value-type="string">
            <text:p text:style-name="Table_20_Contents"><text:span text:style-name="Source_20_Text">qm</text:span>, <text:span text:style-name="Source_20_Text">pct</text:span>, <text:span text:style-name="Source_20_Text">pvesh</text:span></text:p>
          </table:table-cell>
        </table:table-row>
        <table:table-row>
          <table:table-cell table:style-name="Tabela2.A1" office:value-type="string">
            <text:p text:style-name="Table_20_Contents">API</text:p>
          </table:table-cell>
          <table:table-cell table:style-name="Tabela2.A1" office:value-type="string">
            <text:p text:style-name="Table_20_Contents">XAPI (XML-RPC, REST bridge)</text:p>
          </table:table-cell>
          <table:table-cell table:style-name="Tabela2.A1" office:value-type="string">
            <text:p text:style-name="Table_20_Contents">JSON-based REST</text:p>
          </table:table-cell>
        </table:table-row>
        <table:table-row>
          <table:table-cell table:style-name="Tabela2.A1" office:value-type="string">
            <text:p text:style-name="Table_20_Contents">GUI</text:p>
          </table:table-cell>
          <table:table-cell table:style-name="Tabela2.A1" office:value-type="string">
            <text:p text:style-name="Table_20_Contents">Xen Orchestra (osobny serwer lub OVA)</text:p>
          </table:table-cell>
          <table:table-cell table:style-name="Tabela2.A1" office:value-type="string">
            <text:p text:style-name="Table_20_Contents">panel WWW na każdym hoście</text:p>
          </table:table-cell>
        </table:table-row>
      </table:table>
      <text:p text:style-name="Standard"/>
      <text:p text:style-name="Standard"/>
      <text:p text:style-name="Standard">Xen Orchestra daje także joby backupu, monitoring i SDN; Proxmox panel ma wbudowane kreatory Ceph, ZFS, HA i PBS. <text:a xlink:type="simple" xlink:href="https://xcp-ng.org/?utm_source=chatgpt.com" office:target-frame-name="_blank" xlink:show="new" text:style-name="Internet_20_link" text:visited-style-name="Visited_20_Internet_20_Link">xcp-ng.org</text:a><text:a xlink:type="simple" xlink:href="https://pve.proxmox.com/pve-docs/chapter-pve-gui.html?utm_source=chatgpt.com" office:target-frame-name="_blank" xlink:show="new" text:style-name="Internet_20_link" text:visited-style-name="Visited_20_Internet_20_Link">pve.proxmox.com</text:a> </text:p>
      <text:p text:style-name="Standard"/>
      <text:p text:style-name="Standard"/>
      <text:h text:style-name="Heading_20_2" text:outline-level="2">4. Klaster i wysoka dostępność</text:h>
      <text:list text:style-name="L3">
        <text:list-item>
          <text:p text:style-name="P4"><text:span text:style-name="Strong_20_Emphasis">XCP-ng</text:span> – jeden <text:span text:style-name="Emphasis">pool master</text:span> koordynuje heartbeat-y; oficjalnie wspierane do 64 hostów w puli. <text:a xlink:type="simple" xlink:href="https://xcp-ng.org/blog/2018/08/10/xcp-ng-7-5/?utm_source=chatgpt.com" office:target-frame-name="_blank" xlink:show="new" text:style-name="Internet_20_link" text:visited-style-name="Visited_20_Internet_20_Link">xcp-ng.org</text:a></text:p>
        </text:list-item>
        <text:list-item>
          <text:p text:style-name="P4"><text:span text:style-name="Strong_20_Emphasis">Proxmox</text:span> – rozproszona konfiguracja w pmxcfs replikowana przez Corosync; brak twardego limitu, w praktyce widuje się &gt; 50 node’ów. <text:a xlink:type="simple" xlink:href="https://pve.proxmox.com/pve-docs-6/chapter-pvecm.html?utm_source=chatgpt.com" office:target-frame-name="_blank" xlink:show="new" text:style-name="Internet_20_link" text:visited-style-name="Visited_20_Internet_20_Link">pve.proxmox.com</text:a></text:p>
        </text:list-item>
      </text:list>
      <text:p text:style-name="Standard"/>
      <text:p text:style-name="Standard"/>
      <text:h text:style-name="Heading_20_2" text:outline-level="2">5. Storage i sieć</text:h>
      <text:list text:style-name="L4">
        <text:list-item>
          <text:p text:style-name="P5">XCP-ng oferuje klasyczne EXT/LVM-thin plus pluginy SMAPIv2/3: <text:span text:style-name="Strong_20_Emphasis">ZFS-over-iSCSI</text:span>, <text:span text:style-name="Strong_20_Emphasis">Ceph-RBD</text:span>, a od 8.3 – <text:span text:style-name="Strong_20_Emphasis">XOSTOR</text:span> (replikacja DRBD z GUI w XO). <text:a xlink:type="simple" xlink:href="https://docs.xcp-ng.org/storage/?utm_source=chatgpt.com" office:target-frame-name="_blank" xlink:show="new" text:style-name="Internet_20_link" text:visited-style-name="Visited_20_Internet_20_Link">docs.xcp-ng.org</text:a><text:a xlink:type="simple" xlink:href="https://docs.xcp-ng.org/xostor/?utm_source=chatgpt.com" office:target-frame-name="_blank" xlink:show="new" text:style-name="Internet_20_link" text:visited-style-name="Visited_20_Internet_20_Link">docs.xcp-ng.org</text:a></text:p>
        </text:list-item>
        <text:list-item>
          <text:p text:style-name="P5">Proxmox już w installerze pozwala postawić ZFS-RAID-Z; jednym kliknięciem doinstalujesz <text:span text:style-name="Strong_20_Emphasis">Ceph</text:span> HCI z panelu. <text:a xlink:type="simple" xlink:href="https://pve.proxmox.com/wiki/ZFS_on_Linux?utm_source=chatgpt.com" office:target-frame-name="_blank" xlink:show="new" text:style-name="Internet_20_link" text:visited-style-name="Visited_20_Internet_20_Link">pve.proxmox.com</text:a><text:a xlink:type="simple" xlink:href="https://pve.proxmox.com/wiki/Deploy_Hyper-Converged_Ceph_Cluster?utm_source=chatgpt.com" office:target-frame-name="_blank" xlink:show="new" text:style-name="Internet_20_link" text:visited-style-name="Visited_20_Internet_20_Link">pve.proxmox.com</text:a></text:p>
        </text:list-item>
      </text:list>
      <text:p text:style-name="Standard"/>
      <text:p text:style-name="Standard"/>
      <text:h text:style-name="Heading_20_2" text:outline-level="2">6. Kopie zapasowe i DR</text:h>
      <text:list text:style-name="L5">
        <text:list-item>
          <text:p text:style-name="P6"><text:span text:style-name="Strong_20_Emphasis">Xen Orchestra</text:span>: pełny, delta-backup lub Continuous Replication; można łączyć oba tryby w jednej polityce. <text:a xlink:type="simple" xlink:href="https://xen-orchestra.com/blog/better-faster-and-stronger-backups/?utm_source=chatgpt.com" office:target-frame-name="_blank" xlink:show="new" text:style-name="Internet_20_link" text:visited-style-name="Visited_20_Internet_20_Link">xen-orchestra.com</text:a></text:p>
        </text:list-item>
        <text:list-item>
          <text:p text:style-name="P6"><text:span text:style-name="Strong_20_Emphasis">Proxmox Backup Server</text:span>: blokowa deduplikacja, kompresja, opcjonalne szyfrowanie kluczem klienta; przywracanie pojedynczych plików z VM/CT. <text:a xlink:type="simple" xlink:href="https://www.proxmox.com/en/products/proxmox-backup-server/features?utm_source=chatgpt.com" office:target-frame-name="_blank" xlink:show="new" text:style-name="Internet_20_link" text:visited-style-name="Visited_20_Internet_20_Link">proxmox.com</text:a></text:p>
        </text:list-item>
      </text:list>
      <text:p text:style-name="Standard"/>
      <text:p text:style-name="Standard"/>
      <text:h text:style-name="Heading_20_2" text:outline-level="2">7. Cykle wydań i wsparcie</text:h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P1"/>
            </table:table-cell>
            <table:table-cell table:style-name="Tabela3.A1" office:value-type="string">
              <text:p text:style-name="Table_20_Heading"><text:span text:style-name="Strong_20_Emphasis">Model</text:span></text:p>
            </table:table-cell>
            <table:table-cell table:style-name="Tabela3.A1" office:value-type="string">
              <text:p text:style-name="Table_20_Heading"><text:span text:style-name="Strong_20_Emphasis">Wsparcie security</text:span></text:p>
            </table:table-cell>
          </table:table-row>
        </table:table-header-rows>
        <table:table-row>
          <table:table-cell table:style-name="Tabela3.A1" office:value-type="string">
            <text:p text:style-name="Table_20_Contents">XCP-ng 8.x</text:p>
          </table:table-cell>
          <table:table-cell table:style-name="Tabela3.A1" office:value-type="string">
            <text:p text:style-name="Table_20_Contents">standard → LTS (5 lat)</text:p>
          </table:table-cell>
          <table:table-cell table:style-name="Tabela3.A1" office:value-type="string">
            <text:p text:style-name="Table_20_Contents">8.2 EOL 16 IX 2025; 8.3 do XI 2028 <text:a xlink:type="simple" xlink:href="https://xcp-ng.org/blog/2025/06/16/xcp-ng-8-3-is-now-lts/?utm_source=chatgpt.com" office:target-frame-name="_blank" xlink:show="new" text:style-name="Internet_20_link" text:visited-style-name="Visited_20_Internet_20_Link">xcp-ng.org</text:a><text:a xlink:type="simple" xlink:href="https://xcp-ng.org/blog/2025/07/03/july-2025-security-and-maintenance-update-for-xcp-ng-8-2-lts/?utm_source=chatgpt.com" office:target-frame-name="_blank" xlink:show="new" text:style-name="Internet_20_link" text:visited-style-name="Visited_20_Internet_20_Link">xcp-ng.org</text:a></text:p>
          </table:table-cell>
        </table:table-row>
        <table:table-row>
          <table:table-cell table:style-name="Tabela3.A1" office:value-type="string">
            <text:p text:style-name="Table_20_Contents">Proxmox VE</text:p>
          </table:table-cell>
          <table:table-cell table:style-name="Tabela3.A1" office:value-type="string">
            <text:p text:style-name="Table_20_Contents">~2 duże release/rok</text:p>
          </table:table-cell>
          <table:table-cell table:style-name="Tabela3.A1" office:value-type="string">
            <text:p text:style-name="Table_20_Contents">każda gałąź żyje ~2 lata (pokrywa się z Debian LTS)</text:p>
          </table:table-cell>
        </table:table-row>
      </table:table>
      <text:p text:style-name="Standard"/>
      <text:p text:style-name="Standard"><text:soft-page-break/></text:p>
      <text:h text:style-name="Heading_20_2" text:outline-level="2">8. Licencjonowanie i koszty</text:h>
      <text:list text:style-name="L6">
        <text:list-item>
          <text:p text:style-name="P7"><text:span text:style-name="Strong_20_Emphasis">XCP-ng</text:span> – wszystkie pakiety otwarte (GPLv2/BSD); płacisz tylko, jeśli chcesz SLA od Vates lub komercyjną wersję XO-Appliance. <text:a xlink:type="simple" xlink:href="https://docs.xcp-ng.org/project/licenses/?utm_source=chatgpt.com" office:target-frame-name="_blank" xlink:show="new" text:style-name="Internet_20_link" text:visited-style-name="Visited_20_Internet_20_Link">docs.xcp-ng.org</text:a></text:p>
        </text:list-item>
        <text:list-item>
          <text:p text:style-name="P7"><text:span text:style-name="Strong_20_Emphasis">Proxmox</text:span> – AGPL v3; cały kod i funkcje dostępne bez opłat, subskrypcja daje szybkie repo i support. </text:p>
        </text:list-item>
      </text:list>
      <text:p text:style-name="Standard"/>
      <text:p text:style-name="Standard"/>
      <text:h text:style-name="Heading_20_2" text:outline-level="2">9. Kiedy wybrać który?</text:h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Table_20_Heading">Potrzeba</text:p>
            </table:table-cell>
            <table:table-cell table:style-name="Tabela4.A1" office:value-type="string">
              <text:p text:style-name="Table_20_Heading">Lepszy wybór</text:p>
            </table:table-cell>
          </table:table-row>
        </table:table-header-rows>
        <table:table-row>
          <table:table-cell table:style-name="Tabela4.A1" office:value-type="string">
            <text:p text:style-name="Table_20_Contents">VM-y <text:span text:style-name="Strong_20_Emphasis">i</text:span> lekkie kontenery, hyper-converged Ceph + ZFS w jednym ISO</text:p>
          </table:table-cell>
          <table:table-cell table:style-name="Tabela4.A1" office:value-type="string">
            <text:p text:style-name="Table_20_Contents"><text:span text:style-name="Strong_20_Emphasis">Proxmox VE</text:span></text:p>
          </table:table-cell>
        </table:table-row>
        <table:table-row>
          <table:table-cell table:style-name="Tabela4.A1" office:value-type="string">
            <text:p text:style-name="Table_20_Contents">Maks. izolacja (Xen), delta-backup on-prem lub do S3, następca Citrix XenServer</text:p>
          </table:table-cell>
          <table:table-cell table:style-name="Tabela4.A1" office:value-type="string">
            <text:p text:style-name="Table_20_Contents"><text:span text:style-name="Strong_20_Emphasis">XCP-ng</text:span></text:p>
          </table:table-cell>
        </table:table-row>
        <table:table-row>
          <table:table-cell table:style-name="Tabela4.A1" office:value-type="string">
            <text:p text:style-name="Table_20_Contents">Mały lab – GUI „od razu” bez dodatkowej maszyny zarządzającej</text:p>
          </table:table-cell>
          <table:table-cell table:style-name="Tabela4.A1" office:value-type="string">
            <text:p text:style-name="Table_20_Contents">Proxmox</text:p>
          </table:table-cell>
        </table:table-row>
        <table:table-row>
          <table:table-cell table:style-name="Tabela4.A1" office:value-type="string">
            <text:p text:style-name="Table_20_Contents">Kilkadziesiąt hostów, replikacja cross-site z DRBD/LINSTOR</text:p>
          </table:table-cell>
          <table:table-cell table:style-name="Tabela4.A1" office:value-type="string">
            <text:p text:style-name="Table_20_Contents">XCP-ng</text:p>
          </table:table-cell>
        </table:table-row>
      </table:table>
      <text:p text:style-name="Standard"/>
      <text:p text:style-name="Standard"/>
      <text:h text:style-name="Heading_20_3" text:outline-level="3">TL;DR</text:h>
      <text:list text:style-name="L7">
        <text:list-item>
          <text:p text:style-name="P8"><text:span text:style-name="Strong_20_Emphasis">Technologia</text:span>: Xen / dom0 kontra KVM + LXC.</text:p>
        </text:list-item>
        <text:list-item>
          <text:p text:style-name="P8"><text:span text:style-name="Strong_20_Emphasis">GUI</text:span>: zewnętrzny Xen Orchestra vs wbudowany panel PVE.</text:p>
        </text:list-item>
        <text:list-item>
          <text:p text:style-name="P8"><text:span text:style-name="Strong_20_Emphasis">Kontenery</text:span>: natywne tylko w Proxmox.</text:p>
        </text:list-item>
        <text:list-item>
          <text:p text:style-name="P8"><text:span text:style-name="Strong_20_Emphasis">Storage</text:span>: Ceph &amp; ZFS głębiej zintegrowane w Proxmox; XCP-ng stawia na pluginy i XOSTOR.</text:p>
        </text:list-item>
        <text:list-item>
          <text:p text:style-name="P8"><text:span text:style-name="Strong_20_Emphasis">Backup</text:span>: XO → delta/replication; PBS → deduplikacja + szyfrowanie.</text:p>
        </text:list-item>
        <text:list-item>
          <text:p text:style-name="P8"><text:span text:style-name="Strong_20_Emphasis">Licencja</text:span>: oba w 100 % open-source; płacisz za SLA, nie za funkcj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06T14:41:27.525000000</meta:creation-date>
    <dc:date>2025-07-06T14:43:42.348000000</dc:date>
    <meta:editing-duration>PT2M15S</meta:editing-duration>
    <meta:editing-cycles>1</meta:editing-cycles>
    <meta:document-statistic meta:table-count="4" meta:image-count="0" meta:object-count="0" meta:page-count="3" meta:paragraph-count="92" meta:word-count="651" meta:character-count="4557" meta:non-whitespace-character-count="3992"/>
    <meta:generator>LibreOffice/24.2.2.2$Windows_X86_64 LibreOffice_project/d56cc158d8a96260b836f100ef4b4ef25d6f1a01</meta:generator>
  </office:meta>
</office:document-meta>
</file>